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SUM([.A1]; IF([.A2];[.A3];[.A4]); SUM([.A5]; [.A6]; IF([.A7]; [.A8]; [.A9])))"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3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1-29T13:59:30.72</dc:date>
    <meta:editing-duration>PT1M11S</meta:editing-duration>
    <meta:editing-cycles>1</meta:editing-cycles>
    <meta:generator>OpenOffice/4.1.6$Win32 OpenOffice.org_project/416m1$Build-9790</meta:generator>
    <meta:document-statistic meta:table-count="3" meta:cell-count="10" meta:object-count="0"/>
  </office:meta>
</office:document-meta>
</file>